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1D67FA0DFD82F3C4FFF.png" manifest:media-type="image/png"/>
  <manifest:file-entry manifest:full-path="Pictures/10000201000001BF000001C8FD11370286D71045.png" manifest:media-type="image/png"/>
  <manifest:file-entry manifest:full-path="Pictures/10000201000001C7000001D0DB5A1EA6AC50FF08.png" manifest:media-type="image/png"/>
  <manifest:file-entry manifest:full-path="Pictures/10000201000001BF000001D771BF753790F14DB6.png" manifest:media-type="image/png"/>
  <manifest:file-entry manifest:full-path="Pictures/10000201000001CE000001DEA6A5927BE27DFB7B.png" manifest:media-type="image/png"/>
  <manifest:file-entry manifest:full-path="Pictures/10000201000001DC000001D5D63BB0F5D804ABDC.png" manifest:media-type="image/png"/>
  <manifest:file-entry manifest:full-path="Pictures/10000201000001CF000001D1216921C262B2E1C5.png" manifest:media-type="image/png"/>
  <manifest:file-entry manifest:full-path="Pictures/10000201000001D2000001EB57AF7DF1F3214286.png" manifest:media-type="image/png"/>
  <manifest:file-entry manifest:full-path="Pictures/10000201000001ED000001BA3C3F7F5D1D92E58E.png" manifest:media-type="image/png"/>
  <manifest:file-entry manifest:full-path="Pictures/100002010000032C000001E70182EAC5C11FEC87.png" manifest:media-type="image/png"/>
  <manifest:file-entry manifest:full-path="Pictures/10000201000001B4000001E68B9597C42808C525.png" manifest:media-type="image/png"/>
  <manifest:file-entry manifest:full-path="Pictures/10000201000001C6000001E5FED0CAED79A28E51.png" manifest:media-type="image/png"/>
  <manifest:file-entry manifest:full-path="Pictures/10000201000001F6000001C03DA91FE3CBF14EB5.png" manifest:media-type="image/png"/>
  <manifest:file-entry manifest:full-path="Pictures/100002010000036600000215DCFC8EEDFA0FCD06.png" manifest:media-type="image/png"/>
  <manifest:file-entry manifest:full-path="Pictures/10000201000001D9000001C83FFC6ED5B37A5DC3.png" manifest:media-type="image/png"/>
  <manifest:file-entry manifest:full-path="Pictures/10000201000001DC000001B60A77AA461819FA48.png" manifest:media-type="image/png"/>
  <manifest:file-entry manifest:full-path="Pictures/10000201000002A30000012B83CF17A412E554DE.png" manifest:media-type="image/png"/>
  <manifest:file-entry manifest:full-path="Pictures/10000201000001E9000001D5AE7F65AC93E16E38.png" manifest:media-type="image/png"/>
  <manifest:file-entry manifest:full-path="Pictures/10000201000001C600000193EF3B45B53DF82379.png" manifest:media-type="image/png"/>
  <manifest:file-entry manifest:full-path="Pictures/10000201000003F200000271F06682A8CDFD9BA0.png" manifest:media-type="image/png"/>
  <manifest:file-entry manifest:full-path="Pictures/10000201000003F20000024B100364B1C1C7C78D.png" manifest:media-type="image/png"/>
  <manifest:file-entry manifest:full-path="Pictures/10000201000003C20000021F11E87E7021A61D8E.png" manifest:media-type="image/png"/>
  <manifest:file-entry manifest:full-path="Pictures/10000201000001DD000001F66D8771A8C1FC1CFC.png" manifest:media-type="image/png"/>
  <manifest:file-entry manifest:full-path="Pictures/10000201000001B5000001BC8E34123178F10AB2.png" manifest:media-type="image/png"/>
  <manifest:file-entry manifest:full-path="Pictures/10000201000001E4000001D40155375E53300CC1.png" manifest:media-type="image/png"/>
  <manifest:file-entry manifest:full-path="Pictures/10000201000001C3000001B7D558A3EAC30764B6.png" manifest:media-type="image/png"/>
  <manifest:file-entry manifest:full-path="Pictures/1000020100000337000001FB5933E5C54EA7E906.png" manifest:media-type="image/png"/>
  <manifest:file-entry manifest:full-path="Pictures/10000201000003360000020AF17B193D311A2B5D.png" manifest:media-type="image/png"/>
  <manifest:file-entry manifest:full-path="Pictures/10000201000001A7000001BA970A09675B48EF15.png" manifest:media-type="image/png"/>
  <manifest:file-entry manifest:full-path="Pictures/10000201000001E2000001BE610FDA59A8C89575.png" manifest:media-type="image/png"/>
  <manifest:file-entry manifest:full-path="Pictures/100002010000032E00000206934412BE4AF06B20.png" manifest:media-type="image/png"/>
  <manifest:file-entry manifest:full-path="Pictures/100002010000026D0000012D1F9F31141F4FAEC8.png" manifest:media-type="image/png"/>
  <manifest:file-entry manifest:full-path="Pictures/10000201000001A2000001CCEFD3029DA83A0789.png" manifest:media-type="image/png"/>
  <manifest:file-entry manifest:full-path="Pictures/10000201000001C0000001A41BAE56739ECA7D04.png" manifest:media-type="image/png"/>
  <manifest:file-entry manifest:full-path="Pictures/10000201000001D6000001BAAFDBF272C3B5B50C.png" manifest:media-type="image/png"/>
  <manifest:file-entry manifest:full-path="Pictures/10000201000001C2000001EEE74F622A7B02BCA3.png" manifest:media-type="image/png"/>
  <manifest:file-entry manifest:full-path="Pictures/10000201000001C6000001C13B37398B9FEA24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9866in" svg:height="4.8752in" draw:z-index="0"><draw:image xlink:href="Pictures/10000201000001E4000001D40155375E53300CC1.png" xlink:type="simple" xlink:show="embed" xlink:actuate="onLoad" loext:mime-type="image/png"/></draw:frame><draw:frame draw:style-name="fr2" draw:name="Image2" text:anchor-type="paragraph" svg:x="0.3252in" svg:y="5.0189in" svg:width="6.1098in" svg:height="4.6043in" draw:z-index="1"><draw:image xlink:href="Pictures/10000201000001ED000001BA3C3F7F5D1D92E58E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2138in" svg:y="-0.1472in" svg:width="6.9327in" svg:height="4.75in" draw:z-index="2"><draw:image xlink:href="Pictures/10000201000001D9000001C83FFC6ED5B37A5DC3.png" xlink:type="simple" xlink:show="embed" xlink:actuate="onLoad" loext:mime-type="image/png"/></draw:frame><draw:frame draw:style-name="fr2" draw:name="Image4" text:anchor-type="paragraph" svg:x="-0.1744in" svg:y="4.9055in" svg:width="6.7417in" svg:height="4.5626in" draw:z-index="3"><draw:image xlink:href="Pictures/10000201000001DC000001B60A77AA461819FA4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5" text:anchor-type="paragraph" svg:width="6.448in" svg:height="4.198in" draw:z-index="4"><draw:image xlink:href="Pictures/10000201000001C600000193EF3B45B53DF82379.png" xlink:type="simple" xlink:show="embed" xlink:actuate="onLoad" loext:mime-type="image/png"/></draw:frame><draw:frame draw:style-name="fr2" draw:name="Image6" text:anchor-type="paragraph" svg:x="0.122in" svg:y="4.7339in" svg:width="6.5016in" svg:height="4.6043in" draw:z-index="5"><draw:image xlink:href="Pictures/10000201000001D6000001BAAFDBF272C3B5B50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1"><draw:frame draw:style-name="fr1" draw:name="Image7" text:anchor-type="paragraph" svg:width="6.3472in" svg:height="4.3752in" draw:z-index="6"><draw:image xlink:href="Pictures/10000201000001C0000001A41BAE56739ECA7D04.png" xlink:type="simple" xlink:show="embed" xlink:actuate="onLoad" loext:mime-type="image/png"/></draw:frame><draw:frame draw:style-name="fr2" draw:name="Image8" text:anchor-type="paragraph" svg:x="-0.2327in" svg:y="4.6402in" svg:width="7.0839in" svg:height="5.1146in" draw:z-index="7"><draw:image xlink:href="Pictures/10000201000001D2000001EB57AF7DF1F3214286.png" xlink:type="simple" xlink:show="embed" xlink:actuate="onLoad" loext:mime-type="image/png"/></draw:frame></text:p>
      <text:p text:style-name="P1"><draw:frame draw:style-name="fr1" draw:name="Image9" text:anchor-type="paragraph" svg:width="7.1764in" svg:height="4.8854in" draw:z-index="8"><draw:image xlink:href="Pictures/10000201000001E9000001D5AE7F65AC93E16E38.png" xlink:type="simple" xlink:show="embed" xlink:actuate="onLoad" loext:mime-type="image/png"/></draw:frame><draw:frame draw:style-name="fr2" draw:name="Image10" text:anchor-type="paragraph" svg:x="-0.6492in" svg:y="5.0217in" svg:width="7.4244in" svg:height="4.8854in" draw:z-index="9"><draw:image xlink:href="Pictures/10000201000001DC000001D5D63BB0F5D804ABDC.png" xlink:type="simple" xlink:show="embed" xlink:actuate="onLoad" loext:mime-type="image/png"/></draw:frame></text:p>
      <text:p text:style-name="Standard"><draw:frame draw:style-name="fr1" draw:name="Image11" text:anchor-type="paragraph" svg:width="7.1409in" svg:height="4.9791in" draw:z-index="10"><draw:image xlink:href="Pictures/10000201000001CE000001DEA6A5927BE27DFB7B.png" xlink:type="simple" xlink:show="embed" xlink:actuate="onLoad" loext:mime-type="image/png"/></draw:frame><draw:frame draw:style-name="fr2" draw:name="Image12" text:anchor-type="paragraph" svg:x="-0.0228in" svg:y="5.5492in" svg:width="7.0445in" svg:height="5.0626in" draw:z-index="11"><draw:image xlink:href="Pictures/10000201000001B4000001E68B9597C42808C525.png" xlink:type="simple" xlink:show="embed" xlink:actuate="onLoad" loext:mime-type="image/png"/></draw:frame><text:soft-page-break/></text:p>
      <text:p text:style-name="Standard"/>
      <text:p text:style-name="Standard"><draw:frame draw:style-name="fr1" draw:name="Image13" text:anchor-type="paragraph" svg:width="6.7134in" svg:height="5.052in" draw:z-index="12"><draw:image xlink:href="Pictures/10000201000001C6000001E5FED0CAED79A28E51.png" xlink:type="simple" xlink:show="embed" xlink:actuate="onLoad" loext:mime-type="image/png"/></draw:frame><draw:frame draw:style-name="fr2" draw:name="Image14" text:anchor-type="paragraph" svg:x="-0.2327in" svg:y="5.6244in" svg:width="7.1783in" svg:height="4.6043in" draw:z-index="13"><draw:image xlink:href="Pictures/10000201000001A7000001BA970A09675B48EF15.png" xlink:type="simple" xlink:show="embed" xlink:actuate="onLoad" loext:mime-type="image/png"/></draw:frame><text:soft-page-break/></text:p>
      <text:p text:style-name="Standard"/>
      <text:p text:style-name="Standard"><text:soft-page-break/></text:p>
      <text:p text:style-name="Standard"><draw:frame draw:style-name="fr2" draw:name="Image15" text:anchor-type="paragraph" svg:x="-0.5173in" svg:y="0in" svg:width="7.539in" svg:height="4.6043in" draw:z-index="14"><draw:image xlink:href="Pictures/10000201000001A7000001BA970A09675B48EF15.png" xlink:type="simple" xlink:show="embed" xlink:actuate="onLoad" loext:mime-type="image/png"/></draw:frame><draw:frame draw:style-name="fr2" draw:name="Image16" text:anchor-type="paragraph" svg:x="-0.3827in" svg:y="4.6035in" svg:width="7.4425in" svg:height="4.75in" draw:z-index="15"><draw:image xlink:href="Pictures/10000201000001BF000001C8FD11370286D71045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6.6874in" svg:height="4.8335in" draw:z-index="16"><draw:image xlink:href="Pictures/10000201000001C7000001D0DB5A1EA6AC50FF08.png" xlink:type="simple" xlink:show="embed" xlink:actuate="onLoad" loext:mime-type="image/png"/></draw:frame><draw:frame draw:style-name="fr2" draw:name="Image18" text:anchor-type="paragraph" svg:x="-0.3465in" svg:y="5.4161in" svg:width="7.5575in" svg:height="4.6665in" draw:z-index="17"><draw:image xlink:href="Pictures/10000201000001F6000001C03DA91FE3CBF14EB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19" text:anchor-type="paragraph" svg:width="6.5827in" svg:height="4.5728in" draw:z-index="18"><draw:image xlink:href="Pictures/10000201000001C3000001B7D558A3EAC30764B6.png" xlink:type="simple" xlink:show="embed" xlink:actuate="onLoad" loext:mime-type="image/png"/></draw:frame><draw:frame draw:style-name="fr2" draw:name="Image20" text:anchor-type="paragraph" svg:x="-0.1193in" svg:y="4.9429in" svg:width="7.002in" svg:height="4.852in" draw:z-index="19"><draw:image xlink:href="Pictures/10000201000002A30000012B83CF17A412E554DE.png" xlink:type="simple" xlink:show="embed" xlink:actuate="onLoad" loext:mime-type="image/png"/></draw:frame><text:soft-page-break/></text:p>
      <text:p text:style-name="Standard"/>
      <text:p text:style-name="Standard"><draw:frame draw:style-name="fr3" draw:name="Image21" text:anchor-type="paragraph" svg:width="6.4689in" svg:height="4.0252in" draw:z-index="20"><draw:image xlink:href="Pictures/100002010000026D0000012D1F9F31141F4FAEC8.png" xlink:type="simple" xlink:show="embed" xlink:actuate="onLoad" loext:mime-type="image/png"/></draw:frame><text:soft-page-break/></text:p>
      <text:p text:style-name="Standard"><draw:frame draw:style-name="fr4" draw:name="Image22" text:anchor-type="paragraph" svg:width="6.6929in" svg:height="5.3193in" draw:z-index="21"><draw:image xlink:href="Pictures/100002010000036600000215DCFC8EEDFA0FCD0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3" text:anchor-type="paragraph" svg:width="7.6874in" svg:height="5.1646in" draw:z-index="22"><draw:image xlink:href="Pictures/10000201000003C20000021F11E87E7021A61D8E.png" xlink:type="simple" xlink:show="embed" xlink:actuate="onLoad" loext:mime-type="image/png"/></draw:frame><draw:frame draw:style-name="fr2" draw:name="Image24" text:anchor-type="paragraph" svg:x="-0.3783in" svg:y="5.4165in" svg:width="7.4571in" svg:height="4.2591in" draw:z-index="23"><draw:image xlink:href="Pictures/100002010000032E00000206934412BE4AF06B20.png" xlink:type="simple" xlink:show="embed" xlink:actuate="onLoad" loext:mime-type="image/png"/></draw:frame><text:soft-page-break/></text:p>
      <text:p text:style-name="Standard"/>
      <text:p text:style-name="Standard"/>
      <text:p text:style-name="Standard"><text:soft-page-break/></text:p>
      <text:p text:style-name="Standard"><draw:frame draw:style-name="fr1" draw:name="Image25" text:anchor-type="paragraph" svg:width="7.5925in" svg:height="5.1492in" draw:z-index="24"><draw:image xlink:href="Pictures/1000020100000337000001FB5933E5C54EA7E906.png" xlink:type="simple" xlink:show="embed" xlink:actuate="onLoad" loext:mime-type="image/png"/></draw:frame><draw:frame draw:style-name="fr2" draw:name="Image26" text:anchor-type="paragraph" svg:x="-0.6307in" svg:y="5.8217in" svg:width="7.8417in" svg:height="4.25in" draw:z-index="25"><draw:image xlink:href="Pictures/10000201000003360000020AF17B193D311A2B5D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27" text:anchor-type="paragraph" svg:width="7.4193in" svg:height="4.5866in" draw:z-index="26"><draw:image xlink:href="Pictures/100002010000032C000001E70182EAC5C11FEC87.png" xlink:type="simple" xlink:show="embed" xlink:actuate="onLoad" loext:mime-type="image/png"/></draw:frame><draw:frame draw:style-name="fr2" draw:name="Image28" text:anchor-type="paragraph" svg:x="-0.5744in" svg:y="4.6717in" svg:width="7.6902in" svg:height="5.8811in" draw:z-index="27"><draw:image xlink:href="Pictures/10000201000003F200000271F06682A8CDFD9BA0.png" xlink:type="simple" xlink:show="embed" xlink:actuate="onLoad" loext:mime-type="image/png"/></draw:frame><text:soft-page-break/></text:p>
      <text:p text:style-name="Standard"><draw:frame draw:style-name="fr1" draw:name="Image29" text:anchor-type="paragraph" svg:width="7.4783in" svg:height="4.95in" draw:z-index="28"><draw:image xlink:href="Pictures/10000201000003F20000024B100364B1C1C7C78D.png" xlink:type="simple" xlink:show="embed" xlink:actuate="onLoad" loext:mime-type="image/png"/></draw:frame><draw:frame draw:style-name="fr2" draw:name="Image30" text:anchor-type="paragraph" svg:x="-0.498in" svg:y="5.2272in" svg:width="7.6709in" svg:height="4.6457in" draw:z-index="29"><draw:image xlink:href="Pictures/10000201000001E2000001BE610FDA59A8C89575.png" xlink:type="simple" xlink:show="embed" xlink:actuate="onLoad" loext:mime-type="image/png"/></draw:frame><text:soft-page-break/></text:p>
      <text:p text:style-name="Standard"/>
      <text:p text:style-name="Standard"><draw:frame draw:style-name="fr1" draw:name="Image31" text:anchor-type="paragraph" svg:width="7.211in" svg:height="4.7917in" draw:z-index="30"><draw:image xlink:href="Pictures/10000201000001A2000001CCEFD3029DA83A0789.png" xlink:type="simple" xlink:show="embed" xlink:actuate="onLoad" loext:mime-type="image/png"/></draw:frame><draw:frame draw:style-name="fr2" draw:name="Image32" text:anchor-type="paragraph" svg:x="-0.4602in" svg:y="4.7909in" svg:width="7.539in" svg:height="5.2291in" draw:z-index="31"><draw:image xlink:href="Pictures/10000201000001DD000001F66D8771A8C1FC1CFC.png" xlink:type="simple" xlink:show="embed" xlink:actuate="onLoad" loext:mime-type="image/png"/></draw:frame><text:soft-page-break/></text:p>
      <text:p text:style-name="Standard"/>
      <text:p text:style-name="Standard"><draw:frame draw:style-name="fr1" draw:name="Image33" text:anchor-type="paragraph" svg:width="7.511in" svg:height="5.7917in" draw:z-index="32"><draw:image xlink:href="Pictures/10000201000001CF000001D1216921C262B2E1C5.png" xlink:type="simple" xlink:show="embed" xlink:actuate="onLoad" loext:mime-type="image/png"/></draw:frame><draw:frame draw:style-name="fr2" draw:name="Image34" text:anchor-type="paragraph" svg:x="-0.6307in" svg:y="5.7598in" svg:width="7.6902in" svg:height="5.1457in" draw:z-index="33"><draw:image xlink:href="Pictures/10000201000001C2000001EEE74F622A7B02BCA3.png" xlink:type="simple" xlink:show="embed" xlink:actuate="onLoad" loext:mime-type="image/png"/></draw:frame><text:soft-page-break/></text:p>
      <text:p text:style-name="Standard"><draw:frame draw:style-name="fr1" draw:name="Image35" text:anchor-type="paragraph" svg:width="7.5472in" svg:height="4.9063in" draw:z-index="34"><draw:image xlink:href="Pictures/10000201000001BF000001D771BF753790F14DB6.png" xlink:type="simple" xlink:show="embed" xlink:actuate="onLoad" loext:mime-type="image/png"/></draw:frame><draw:frame draw:style-name="fr2" draw:name="Image36" text:anchor-type="paragraph" svg:x="-0.2866in" svg:y="5.228in" svg:width="7.5165in" svg:height="5.4154in" draw:z-index="35"><draw:image xlink:href="Pictures/10000201000001C6000001C13B37398B9FEA2428.png" xlink:type="simple" xlink:show="embed" xlink:actuate="onLoad" loext:mime-type="image/png"/></draw:frame><text:soft-page-break/></text:p>
      <text:p text:style-name="Standard"><draw:frame draw:style-name="fr1" draw:name="Image37" text:anchor-type="paragraph" svg:width="7.0752in" svg:height="4.6252in" draw:z-index="36"><draw:image xlink:href="Pictures/10000201000001B5000001BC8E34123178F10AB2.png" xlink:type="simple" xlink:show="embed" xlink:actuate="onLoad" loext:mime-type="image/png"/></draw:frame><draw:frame draw:style-name="fr2" draw:name="Image38" text:anchor-type="paragraph" svg:x="-0.2898in" svg:y="4.8953in" svg:width="7.2728in" svg:height="5.4508in" draw:z-index="37"><draw:image xlink:href="Pictures/10000201000001D3000001D67FA0DFD82F3C4FF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6:33:23.618405739</meta:creation-date>
    <dc:date>2020-02-02T16:51:32.655809798</dc:date>
    <meta:editing-duration>PT7M8S</meta:editing-duration>
    <meta:editing-cycles>1</meta:editing-cycles>
    <meta:document-statistic meta:table-count="0" meta:image-count="38" meta:object-count="0" meta:page-count="19" meta:paragraph-count="0" meta:word-count="0" meta:character-count="0" meta:non-whitespace-character-count="0"/>
    <meta:generator>LibreOffice/6.0.7.3$Linux_X86_64 LibreOffice_project/00m0$Build-3</meta:generator>
  </office:meta>
</office:document-meta>
</file>